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2" style:family="paragraph" style:parent-style-name="Standard">
      <style:text-properties style:font-name="WenQuanYi Micro Hei" fo:font-size="14pt" officeooo:paragraph-rsid="002b330e" style:font-name-asian="WenQuanYi Micro Hei" style:font-size-asian="14pt" style:font-size-complex="14pt"/>
    </style:style>
    <style:style style:name="P3" style:family="paragraph" style:parent-style-name="Standard">
      <style:text-properties style:font-name="WenQuanYi Micro Hei" fo:font-size="14pt" officeooo:paragraph-rsid="0030ca8a" style:font-name-asian="WenQuanYi Micro Hei" style:font-size-asian="14pt" style:font-size-complex="14pt"/>
    </style:style>
    <style:style style:name="P4" style:family="paragraph" style:parent-style-name="Standard">
      <style:text-properties style:font-name="WenQuanYi Micro Hei" fo:font-size="14pt" officeooo:paragraph-rsid="002d4b4b" style:font-name-asian="WenQuanYi Micro Hei" style:font-size-asian="14pt" style:font-size-complex="14pt"/>
    </style:style>
    <style:style style:name="P5" style:family="paragraph" style:parent-style-name="Standard">
      <style:text-properties style:font-name="WenQuanYi Micro Hei" fo:font-size="14pt" officeooo:paragraph-rsid="0035d889" style:font-name-asian="WenQuanYi Micro Hei" style:font-size-asian="14pt" style:font-size-complex="14pt"/>
    </style:style>
    <style:style style:name="P6" style:family="paragraph" style:parent-style-name="Standard">
      <style:text-properties style:font-name="WenQuanYi Micro Hei" fo:font-size="14pt" officeooo:paragraph-rsid="0037d0dd" style:font-name-asian="WenQuanYi Micro Hei" style:font-size-asian="14pt" style:font-size-complex="14pt"/>
    </style:style>
    <style:style style:name="P7" style:family="paragraph" style:parent-style-name="Standard">
      <style:text-properties style:font-name="WenQuanYi Micro Hei" fo:font-size="14pt" officeooo:paragraph-rsid="003adee3" style:font-name-asian="WenQuanYi Micro Hei" style:font-size-asian="14pt" style:font-size-complex="14pt"/>
    </style:style>
    <style:style style:name="P8" style:family="paragraph" style:parent-style-name="Standard">
      <style:text-properties style:font-name="WenQuanYi Micro Hei" fo:font-size="14pt" officeooo:paragraph-rsid="003e9c6d" style:font-name-asian="WenQuanYi Micro Hei" style:font-size-asian="14pt" style:font-size-complex="14pt"/>
    </style:style>
    <style:style style:name="P9" style:family="paragraph" style:parent-style-name="Standard">
      <style:text-properties style:font-name="WenQuanYi Micro Hei" fo:font-size="14pt" officeooo:paragraph-rsid="0042018b" style:font-name-asian="WenQuanYi Micro Hei" style:font-size-asian="14pt" style:font-size-complex="14pt"/>
    </style:style>
    <style:style style:name="P10" style:family="paragraph" style:parent-style-name="Standard">
      <style:text-properties style:font-name="WenQuanYi Micro Hei" fo:font-size="14pt" officeooo:paragraph-rsid="004500b6" style:font-name-asian="WenQuanYi Micro Hei" style:font-size-asian="14pt" style:font-size-complex="14pt"/>
    </style:style>
    <style:style style:name="P11" style:family="paragraph" style:parent-style-name="Standard">
      <style:text-properties style:font-name="WenQuanYi Micro Hei" fo:font-size="14pt" officeooo:paragraph-rsid="00612066" style:font-name-asian="WenQuanYi Micro Hei" style:font-size-asian="14pt" style:font-size-complex="14pt"/>
    </style:style>
    <style:style style:name="P12" style:family="paragraph" style:parent-style-name="Standard">
      <style:text-properties style:font-name="WenQuanYi Micro Hei" fo:font-size="14pt" officeooo:paragraph-rsid="0065df70" style:font-name-asian="WenQuanYi Micro Hei" style:font-size-asian="14pt" style:font-size-complex="14pt"/>
    </style:style>
    <style:style style:name="P13" style:family="paragraph" style:parent-style-name="Standard">
      <style:text-properties style:font-name="WenQuanYi Micro Hei" fo:font-size="14pt" officeooo:paragraph-rsid="006c6b84" style:font-name-asian="WenQuanYi Micro Hei" style:font-size-asian="14pt" style:font-size-complex="14pt"/>
    </style:style>
    <style:style style:name="P14" style:family="paragraph" style:parent-style-name="Standard">
      <style:text-properties style:font-name="WenQuanYi Micro Hei" fo:font-size="14pt" officeooo:paragraph-rsid="00708290" style:font-name-asian="WenQuanYi Micro Hei" style:font-size-asian="14pt" style:font-size-complex="14pt"/>
    </style:style>
    <style:style style:name="P15" style:family="paragraph" style:parent-style-name="Standard">
      <style:text-properties style:font-name="WenQuanYi Micro Hei" fo:font-size="14pt" officeooo:paragraph-rsid="007f4666" style:font-name-asian="WenQuanYi Micro Hei" style:font-size-asian="14pt" style:font-size-complex="14pt"/>
    </style:style>
    <style:style style:name="P16" style:family="paragraph" style:parent-style-name="Standard">
      <style:text-properties style:font-name="WenQuanYi Micro Hei" fo:font-size="14pt" officeooo:paragraph-rsid="0085e08d" style:font-name-asian="WenQuanYi Micro Hei" style:font-size-asian="14pt" style:font-size-complex="14pt"/>
    </style:style>
    <style:style style:name="P17" style:family="paragraph" style:parent-style-name="Standard">
      <style:text-properties style:font-name="WenQuanYi Micro Hei" fo:font-size="14pt" officeooo:paragraph-rsid="0097bba2" style:font-name-asian="WenQuanYi Micro Hei" style:font-size-asian="14pt" style:font-size-complex="14pt"/>
    </style:style>
    <style:style style:name="P18" style:family="paragraph" style:parent-style-name="Standard">
      <style:text-properties style:font-name="WenQuanYi Micro Hei" fo:font-size="14pt" officeooo:paragraph-rsid="00bce947" style:font-name-asian="WenQuanYi Micro Hei" style:font-size-asian="14pt" style:font-size-complex="14pt"/>
    </style:style>
    <style:style style:name="P19" style:family="paragraph" style:parent-style-name="Standard">
      <style:text-properties style:font-name="WenQuanYi Micro Hei" fo:font-size="14pt" officeooo:paragraph-rsid="00c57436" style:font-name-asian="WenQuanYi Micro Hei" style:font-size-asian="14pt" style:font-size-complex="14pt"/>
    </style:style>
    <style:style style:name="P20" style:family="paragraph" style:parent-style-name="Standard">
      <style:text-properties style:font-name="WenQuanYi Micro Hei" fo:font-size="14pt" officeooo:paragraph-rsid="00c8ef33" style:font-name-asian="WenQuanYi Micro Hei" style:font-size-asian="14pt" style:font-size-complex="14pt"/>
    </style:style>
    <style:style style:name="P21" style:family="paragraph" style:parent-style-name="Standard">
      <style:text-properties style:font-name="WenQuanYi Micro Hei" fo:font-size="14pt" fo:font-weight="bold" style:font-name-asian="WenQuanYi Micro Hei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WenQuanYi Micro Hei" fo:font-size="14pt" fo:font-style="italic" officeooo:paragraph-rsid="00c8ef33" style:font-name-asian="WenQuanYi Micro Hei" style:font-size-asian="14pt" style:font-style-asian="italic" style:font-size-complex="14pt" style:font-style-complex="italic"/>
    </style:style>
    <style:style style:name="P23" style:family="paragraph" style:parent-style-name="Standard">
      <style:text-properties style:font-name="WenQuanYi Micro Hei" fo:font-size="14pt" fo:font-style="italic" officeooo:paragraph-rsid="00d223d3" style:font-name-asian="WenQuanYi Micro Hei" style:font-size-asian="14pt" style:font-style-asian="italic" style:font-size-complex="14pt" style:font-style-complex="italic"/>
    </style:style>
    <style:style style:name="P2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278bcb" style:font-name-asian="WenQuanYi Micro Hei" style:font-size-asian="12pt" style:font-size-complex="12pt"/>
    </style:style>
    <style:style style:name="P2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413044" style:font-name-asian="WenQuanYi Micro Hei" style:font-size-asian="12pt" style:font-size-complex="12pt"/>
    </style:style>
    <style:style style:name="P2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ba5b93" style:font-name-asian="WenQuanYi Micro Hei" style:font-size-asian="12pt" style:font-size-complex="12pt"/>
    </style:style>
    <style:style style:name="T1" style:family="text">
      <style:text-properties officeooo:rsid="0020e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edf3" style:font-weight-asian="bold" style:font-weight-complex="bold"/>
    </style:style>
    <style:style style:name="T4" style:family="text">
      <style:text-properties fo:font-weight="bold" officeooo:rsid="00243c56" style:font-weight-asian="bold" style:font-weight-complex="bold"/>
    </style:style>
    <style:style style:name="T5" style:family="text">
      <style:text-properties fo:font-weight="bold" officeooo:rsid="002b330e" style:font-weight-asian="bold" style:font-weight-complex="bold"/>
    </style:style>
    <style:style style:name="T6" style:family="text">
      <style:text-properties fo:font-weight="bold" officeooo:rsid="004cee75" style:font-weight-asian="bold" style:font-weight-complex="bold"/>
    </style:style>
    <style:style style:name="T7" style:family="text">
      <style:text-properties fo:font-weight="bold" officeooo:rsid="004e8586" style:font-weight-asian="bold" style:font-weight-complex="bold"/>
    </style:style>
    <style:style style:name="T8" style:family="text">
      <style:text-properties fo:font-weight="bold" officeooo:rsid="0053d7b5" style:font-weight-asian="bold" style:font-weight-complex="bold"/>
    </style:style>
    <style:style style:name="T9" style:family="text">
      <style:text-properties fo:font-weight="bold" officeooo:rsid="005676c3" style:font-weight-asian="bold" style:font-weight-complex="bold"/>
    </style:style>
    <style:style style:name="T10" style:family="text">
      <style:text-properties fo:font-weight="bold" officeooo:rsid="0042018b" style:font-weight-asian="bold" style:font-weight-complex="bold"/>
    </style:style>
    <style:style style:name="T11" style:family="text">
      <style:text-properties fo:font-weight="bold" officeooo:rsid="005b98b7" style:font-weight-asian="bold" style:font-weight-complex="bold"/>
    </style:style>
    <style:style style:name="T12" style:family="text">
      <style:text-properties fo:font-weight="bold" officeooo:rsid="005efd83" style:font-weight-asian="bold" style:font-weight-complex="bold"/>
    </style:style>
    <style:style style:name="T13" style:family="text">
      <style:text-properties fo:font-weight="bold" officeooo:rsid="0061a46c" style:font-weight-asian="bold" style:font-weight-complex="bold"/>
    </style:style>
    <style:style style:name="T14" style:family="text">
      <style:text-properties fo:font-weight="bold" officeooo:rsid="00634399" style:font-weight-asian="bold" style:font-weight-complex="bold"/>
    </style:style>
    <style:style style:name="T15" style:family="text">
      <style:text-properties fo:font-weight="bold" officeooo:rsid="00663cb3" style:font-weight-asian="bold" style:font-weight-complex="bold"/>
    </style:style>
    <style:style style:name="T16" style:family="text">
      <style:text-properties fo:font-weight="bold" officeooo:rsid="007f2b55" style:font-weight-asian="bold" style:font-weight-complex="bold"/>
    </style:style>
    <style:style style:name="T17" style:family="text">
      <style:text-properties fo:font-weight="bold" officeooo:rsid="0088c0f9" style:font-weight-asian="bold" style:font-weight-complex="bold"/>
    </style:style>
    <style:style style:name="T18" style:family="text">
      <style:text-properties fo:font-weight="bold" officeooo:rsid="009186a7" style:font-weight-asian="bold" style:font-weight-complex="bold"/>
    </style:style>
    <style:style style:name="T19" style:family="text">
      <style:text-properties fo:font-weight="bold" officeooo:rsid="0096fe0a" style:font-weight-asian="bold" style:font-weight-complex="bold"/>
    </style:style>
    <style:style style:name="T20" style:family="text">
      <style:text-properties fo:font-weight="bold" officeooo:rsid="00bce947" style:font-weight-asian="bold" style:font-weight-complex="bold"/>
    </style:style>
    <style:style style:name="T21" style:family="text">
      <style:text-properties fo:font-weight="bold" officeooo:rsid="00be0093" style:font-weight-asian="bold" style:font-weight-complex="bold"/>
    </style:style>
    <style:style style:name="T22" style:family="text">
      <style:text-properties officeooo:rsid="00243c56"/>
    </style:style>
    <style:style style:name="T23" style:family="text">
      <style:text-properties officeooo:rsid="002513e5"/>
    </style:style>
    <style:style style:name="T24" style:family="text">
      <style:text-properties officeooo:rsid="00278bcb"/>
    </style:style>
    <style:style style:name="T25" style:family="text">
      <style:text-properties officeooo:rsid="002b330e"/>
    </style:style>
    <style:style style:name="T26" style:family="text">
      <style:text-properties officeooo:rsid="002c24d1"/>
    </style:style>
    <style:style style:name="T27" style:family="text">
      <style:text-properties officeooo:rsid="00304105"/>
    </style:style>
    <style:style style:name="T28" style:family="text">
      <style:text-properties officeooo:rsid="0039ad7c"/>
    </style:style>
    <style:style style:name="T29" style:family="text">
      <style:text-properties officeooo:rsid="003e9c6d"/>
    </style:style>
    <style:style style:name="T30" style:family="text">
      <style:text-properties fo:font-weight="normal" officeooo:rsid="005676c3" style:font-weight-asian="normal" style:font-weight-complex="normal"/>
    </style:style>
    <style:style style:name="T31" style:family="text">
      <style:text-properties fo:font-weight="normal" officeooo:rsid="002b330e" style:font-weight-asian="normal" style:font-weight-complex="normal"/>
    </style:style>
    <style:style style:name="T32" style:family="text">
      <style:text-properties fo:font-weight="normal" officeooo:rsid="003e9c6d" style:font-weight-asian="normal" style:font-weight-complex="normal"/>
    </style:style>
    <style:style style:name="T33" style:family="text">
      <style:text-properties fo:font-weight="normal" officeooo:rsid="00413044" style:font-weight-asian="normal" style:font-weight-complex="normal"/>
    </style:style>
    <style:style style:name="T34" style:family="text">
      <style:text-properties officeooo:rsid="0042018b"/>
    </style:style>
    <style:style style:name="T35" style:family="text">
      <style:text-properties officeooo:rsid="0043c35c"/>
    </style:style>
    <style:style style:name="T36" style:family="text">
      <style:text-properties officeooo:rsid="0046f4cd"/>
    </style:style>
    <style:style style:name="T37" style:family="text">
      <style:text-properties officeooo:rsid="004a8172"/>
    </style:style>
    <style:style style:name="T38" style:family="text">
      <style:text-properties officeooo:rsid="004b0549"/>
    </style:style>
    <style:style style:name="T39" style:family="text">
      <style:text-properties officeooo:rsid="004cee75"/>
    </style:style>
    <style:style style:name="T40" style:family="text">
      <style:text-properties officeooo:rsid="004d48ae"/>
    </style:style>
    <style:style style:name="T41" style:family="text">
      <style:text-properties officeooo:rsid="004e8586"/>
    </style:style>
    <style:style style:name="T42" style:family="text">
      <style:text-properties officeooo:rsid="0053d7b5"/>
    </style:style>
    <style:style style:name="T43" style:family="text">
      <style:text-properties officeooo:rsid="00552787"/>
    </style:style>
    <style:style style:name="T44" style:family="text">
      <style:text-properties officeooo:rsid="005676c3"/>
    </style:style>
    <style:style style:name="T45" style:family="text">
      <style:text-properties officeooo:rsid="005b98b7"/>
    </style:style>
    <style:style style:name="T46" style:family="text">
      <style:text-properties officeooo:rsid="005d7766"/>
    </style:style>
    <style:style style:name="T47" style:family="text">
      <style:text-properties officeooo:rsid="0064287f"/>
    </style:style>
    <style:style style:name="T48" style:family="text">
      <style:text-properties officeooo:rsid="0068369e"/>
    </style:style>
    <style:style style:name="T49" style:family="text">
      <style:text-properties officeooo:rsid="00694e55"/>
    </style:style>
    <style:style style:name="T50" style:family="text">
      <style:text-properties officeooo:rsid="006a8f3c"/>
    </style:style>
    <style:style style:name="T51" style:family="text">
      <style:text-properties officeooo:rsid="00730669"/>
    </style:style>
    <style:style style:name="T52" style:family="text">
      <style:text-properties officeooo:rsid="007772b1"/>
    </style:style>
    <style:style style:name="T53" style:family="text">
      <style:text-properties officeooo:rsid="0078cada"/>
    </style:style>
    <style:style style:name="T54" style:family="text">
      <style:text-properties officeooo:rsid="007979c4"/>
    </style:style>
    <style:style style:name="T55" style:family="text">
      <style:text-properties officeooo:rsid="007a5cd6"/>
    </style:style>
    <style:style style:name="T56" style:family="text">
      <style:text-properties officeooo:rsid="007a96b5"/>
    </style:style>
    <style:style style:name="T57" style:family="text">
      <style:text-properties officeooo:rsid="007bb6ce"/>
    </style:style>
    <style:style style:name="T58" style:family="text">
      <style:text-properties officeooo:rsid="007d5199"/>
    </style:style>
    <style:style style:name="T59" style:family="text">
      <style:text-properties officeooo:rsid="007f2b55"/>
    </style:style>
    <style:style style:name="T60" style:family="text">
      <style:text-properties officeooo:rsid="00834139"/>
    </style:style>
    <style:style style:name="T61" style:family="text">
      <style:text-properties officeooo:rsid="0084e8ee"/>
    </style:style>
    <style:style style:name="T62" style:family="text">
      <style:text-properties officeooo:rsid="00852fdd"/>
    </style:style>
    <style:style style:name="T63" style:family="text">
      <style:text-properties officeooo:rsid="0089b89a"/>
    </style:style>
    <style:style style:name="T64" style:family="text">
      <style:text-properties officeooo:rsid="008a0a08"/>
    </style:style>
    <style:style style:name="T65" style:family="text">
      <style:text-properties officeooo:rsid="008cebf3"/>
    </style:style>
    <style:style style:name="T66" style:family="text">
      <style:text-properties officeooo:rsid="008fb86e"/>
    </style:style>
    <style:style style:name="T67" style:family="text">
      <style:text-properties officeooo:rsid="009186a7"/>
    </style:style>
    <style:style style:name="T68" style:family="text">
      <style:text-properties officeooo:rsid="00955d6a"/>
    </style:style>
    <style:style style:name="T69" style:family="text">
      <style:text-properties officeooo:rsid="0096fe0a"/>
    </style:style>
    <style:style style:name="T70" style:family="text">
      <style:text-properties officeooo:rsid="0097bba2"/>
    </style:style>
    <style:style style:name="T71" style:family="text">
      <style:text-properties officeooo:rsid="0098c554"/>
    </style:style>
    <style:style style:name="T72" style:family="text">
      <style:text-properties officeooo:rsid="0098e41f"/>
    </style:style>
    <style:style style:name="T73" style:family="text">
      <style:text-properties officeooo:rsid="009bc8a4"/>
    </style:style>
    <style:style style:name="T74" style:family="text">
      <style:text-properties officeooo:rsid="009d839c"/>
    </style:style>
    <style:style style:name="T75" style:family="text">
      <style:text-properties officeooo:rsid="009dc9d8"/>
    </style:style>
    <style:style style:name="T76" style:family="text">
      <style:text-properties officeooo:rsid="009f539a"/>
    </style:style>
    <style:style style:name="T77" style:family="text">
      <style:text-properties officeooo:rsid="00a07219"/>
    </style:style>
    <style:style style:name="T78" style:family="text">
      <style:text-properties officeooo:rsid="00a1d6bf"/>
    </style:style>
    <style:style style:name="T79" style:family="text">
      <style:text-properties officeooo:rsid="00a5bd06"/>
    </style:style>
    <style:style style:name="T80" style:family="text">
      <style:text-properties officeooo:rsid="00a600b0"/>
    </style:style>
    <style:style style:name="T81" style:family="text">
      <style:text-properties officeooo:rsid="00a5bd06" fo:background-color="#e6e6ff"/>
    </style:style>
    <style:style style:name="T82" style:family="text">
      <style:text-properties officeooo:rsid="00a81b5c"/>
    </style:style>
    <style:style style:name="T83" style:family="text">
      <style:text-properties officeooo:rsid="00abef0f"/>
    </style:style>
    <style:style style:name="T84" style:family="text">
      <style:text-properties officeooo:rsid="00adbd00"/>
    </style:style>
    <style:style style:name="T85" style:family="text">
      <style:text-properties officeooo:rsid="00af9e93"/>
    </style:style>
    <style:style style:name="T86" style:family="text">
      <style:text-properties officeooo:rsid="00b1289e"/>
    </style:style>
    <style:style style:name="T87" style:family="text">
      <style:text-properties officeooo:rsid="00b2b3fb"/>
    </style:style>
    <style:style style:name="T88" style:family="text">
      <style:text-properties officeooo:rsid="00b4a345"/>
    </style:style>
    <style:style style:name="T89" style:family="text">
      <style:text-properties officeooo:rsid="00b6258b"/>
    </style:style>
    <style:style style:name="T90" style:family="text">
      <style:text-properties officeooo:rsid="00b7bccc"/>
    </style:style>
    <style:style style:name="T91" style:family="text">
      <style:text-properties officeooo:rsid="00b975bf"/>
    </style:style>
    <style:style style:name="T92" style:family="text">
      <style:text-properties officeooo:rsid="00ba5b93"/>
    </style:style>
    <style:style style:name="T93" style:family="text">
      <style:text-properties officeooo:rsid="00bce947"/>
    </style:style>
    <style:style style:name="T94" style:family="text">
      <style:text-properties officeooo:rsid="00be0093"/>
    </style:style>
    <style:style style:name="T95" style:family="text">
      <style:text-properties officeooo:rsid="00be48af"/>
    </style:style>
    <style:style style:name="T96" style:family="text">
      <style:text-properties officeooo:rsid="00bfe943"/>
    </style:style>
    <style:style style:name="T97" style:family="text">
      <style:text-properties officeooo:rsid="00c4710a"/>
    </style:style>
    <style:style style:name="T98" style:family="text">
      <style:text-properties officeooo:rsid="00c57436"/>
    </style:style>
    <style:style style:name="T99" style:family="text">
      <style:text-properties officeooo:rsid="00c8ef33"/>
    </style:style>
    <style:style style:name="T100" style:family="text">
      <style:text-properties officeooo:rsid="00c99076"/>
    </style:style>
    <style:style style:name="T101" style:family="text">
      <style:text-properties officeooo:rsid="00c9d1ca"/>
    </style:style>
    <style:style style:name="T102" style:family="text">
      <style:text-properties officeooo:rsid="00cd12b8"/>
    </style:style>
    <style:style style:name="T103" style:family="text">
      <style:text-properties officeooo:rsid="00cdc0e6"/>
    </style:style>
    <style:style style:name="T104" style:family="text">
      <style:text-properties officeooo:rsid="00cdfb71"/>
    </style:style>
    <style:style style:name="T105" style:family="text">
      <style:text-properties officeooo:rsid="00ceabe2"/>
    </style:style>
    <style:style style:name="T106" style:family="text">
      <style:text-properties officeooo:rsid="00d02fae"/>
    </style:style>
    <style:style style:name="T107" style:family="text">
      <style:text-properties officeooo:rsid="00d62f51"/>
    </style:style>
    <style:style style:name="T108" style:family="text">
      <style:text-properties officeooo:rsid="00d74dca"/>
    </style:style>
    <style:style style:name="T109" style:family="text">
      <style:text-properties officeooo:rsid="00dbd0f8"/>
    </style:style>
    <style:style style:name="T110" style:family="text">
      <style:text-properties officeooo:rsid="00dcdc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的web相关模块<text:span text:style-name="T38">，有两种不同的类型</text:span><text:span text:style-name="T39">，</text:span><text:span text:style-name="T6">urlparse</text:span><text:span text:style-name="T39">和</text:span><text:span text:style-name="T6">urllib</text:span><text:span text:style-name="T40">，分别以不同的功能和兼容性来处理URL</text:span><text:span text:style-name="T41">，前者主要包括</text:span><text:span text:style-name="T7">urlparse</text:span><text:span text:style-name="T8">()</text:span><text:span text:style-name="T42">、</text:span><text:span text:style-name="T8">urlunparse()</text:span><text:span text:style-name="T42">和</text:span><text:span text:style-name="T8">urljoin()</text:span><text:span text:style-name="T43">，</text:span><text:span text:style-name="T41">后者可以</text:span>使用<text:span text:style-name="T2">urlopen</text:span><text:span text:style-name="T3">()</text:span><text:span text:style-name="T1">或</text:span><text:span text:style-name="T3">urlretrive()</text:span><text:span text:style-name="T1">创建web客户端。</text:span><text:span text:style-name="T3">urllib</text:span><text:span text:style-name="T9">2</text:span><text:span text:style-name="T30">模块</text:span><text:span text:style-name="T44">是一个比</text:span><text:span text:style-name="T9">urllib</text:span><text:span text:style-name="T44">功能更加高级的模块。</text:span></text:p>
      <text:p text:style-name="P1"><text:span text:style-name="T1">web开发</text:span><text:span text:style-name="T22">，无疑要用到统一资源定位器</text:span><text:span text:style-name="T4">URL</text:span><text:span text:style-name="T22">，URL格式如下</text:span><text:span text:style-name="T23">：</text:span></text:p>
      <text:p text:style-name="P24"><text:span text:style-name="T24">prot_sch://net_loc/path:params?query#flag</text:span></text:p>
      <text:p text:style-name="P2"><text:span text:style-name="T5">prot_sch</text:span><text:span text:style-name="T25">：网路协议或者下载规划</text:span><text:span text:style-name="T26">。</text:span></text:p>
      <text:p text:style-name="P4"><text:span text:style-name="T5">net_loc</text:span><text:span text:style-name="T25">：服务器位置</text:span><text:span text:style-name="T27">，或许也有用户信息</text:span><text:span text:style-name="T26">。</text:span></text:p>
      <text:p text:style-name="P3"><text:span text:style-name="T5">path</text:span><text:span text:style-name="T25">：斜线/限定文件或者通用网关接口CGI应用程序的路径</text:span><text:span text:style-name="T26">。</text:span></text:p>
      <text:p text:style-name="P5"><text:span text:style-name="T5">params</text:span><text:span text:style-name="T25">：可选参数</text:span><text:span text:style-name="T26">。</text:span></text:p>
      <text:p text:style-name="P6"><text:span text:style-name="T5">query</text:span><text:span text:style-name="T25">：连接符</text:span><text:span text:style-name="T28">&amp;连接键值对</text:span><text:span text:style-name="T26">。</text:span></text:p>
      <text:p text:style-name="P7"><text:span text:style-name="T5">flag</text:span><text:span text:style-name="T25">：拆分文档中的特殊锚</text:span><text:span text:style-name="T26">。</text:span></text:p>
      <text:p text:style-name="P8">其中<text:span text:style-name="T29">，</text:span><text:span text:style-name="T5">net_loc</text:span><text:span text:style-name="T31">可以进一步拆分成多个部件</text:span><text:span text:style-name="T32">，如下：</text:span></text:p>
      <text:p text:style-name="P25"><text:span text:style-name="T33">user:passwd@host:port</text:span></text:p>
      <text:p text:style-name="P9"><text:span text:style-name="T10">user</text:span><text:span text:style-name="T34">：登录名</text:span><text:span text:style-name="T35">。</text:span></text:p>
      <text:p text:style-name="P10"><text:span text:style-name="T10">passwd</text:span><text:span text:style-name="T34">：用户的密码</text:span><text:span text:style-name="T35">。</text:span></text:p>
      <text:p text:style-name="P10"><text:span text:style-name="T10">host</text:span><text:span text:style-name="T34">：web服务器运行的机器名或地址</text:span><text:span text:style-name="T36">，是个必须字段</text:span><text:span text:style-name="T35">。</text:span></text:p>
      <text:p text:style-name="P10"><text:span text:style-name="T10">port</text:span><text:span text:style-name="T34">：端口号</text:span><text:span text:style-name="T37">，默认80</text:span><text:span text:style-name="T35">。</text:span></text:p>
      <text:p text:style-name="P21">urlparse模块——</text:p>
      <text:p text:style-name="P13"><text:span text:style-name="T2">urlparse</text:span><text:span text:style-name="T11">(urlstr,</text:span><text:span text:style-name="T12">defProtSch=None,allowFrag=None</text:span><text:span text:style-name="T11">)</text:span><text:span text:style-name="T45">：将URL字符串拆分成一个</text:span><text:span text:style-name="T46">6元组</text:span><text:span text:style-name="T49">，如果在urlstr中没有给定协议或者规划将使用defProtSch，参数allowFrag决定是否允许有URL零部件</text:span><text:span text:style-name="T50">。</text:span></text:p>
      <text:p text:style-name="P11"><text:span text:style-name="T13">urlunparse</text:span><text:span text:style-name="T11">(url</text:span><text:span text:style-name="T14">tup</text:span><text:span text:style-name="T11">)</text:span><text:span text:style-name="T45">：</text:span><text:span text:style-name="T47">与urlparse()功能相反</text:span><text:span text:style-name="T46">。</text:span></text:p>
      <text:p text:style-name="P12"><text:span text:style-name="T2">urljoin</text:span><text:span text:style-name="T11">(</text:span><text:span text:style-name="T15">baseurl,newurl,allowFrag=None</text:span><text:span text:style-name="T11">)</text:span><text:span text:style-name="T45">：将URL</text:span><text:span text:style-name="T48">的基部件baseurl和新部件newurl拼合成一个完整的URL</text:span><text:span text:style-name="T46">。</text:span></text:p>
      <text:p text:style-name="P21">urllib模块——</text:p>
      <text:p text:style-name="P14"><text:span text:style-name="T11">urlopen(urlstr,postQueryData</text:span><text:span text:style-name="T12">=None</text:span><text:span text:style-name="T11">)</text:span><text:span text:style-name="T45">：打开urlstr所指向的URL</text:span><text:span text:style-name="T51">，如果没有给定协议或者下载规划，或者文件规划早已传入，urlopen()则会打开一个本地的文件</text:span><text:span text:style-name="T46">。打开成功时</text:span><text:span text:style-name="T52">，返回一个文件类型对象，支持的方法包括</text:span><text:span text:style-name="T53">read([bytes])、readline()、</text:span><text:span text:style-name="T54">readlines()、</text:span><text:span text:style-name="T55">close()、</text:span><text:span text:style-name="T56">fileno</text:span><text:span text:style-name="T57">()、info</text:span><text:span text:style-name="T58">()、</text:span><text:span text:style-name="T59">geturl()等。</text:span></text:p>
      <text:p text:style-name="P15"><text:span text:style-name="T16">urlretrieve</text:span><text:span text:style-name="T11">(urlstr,localfile</text:span><text:span text:style-name="T12">=None,downloadStatusHook=None</text:span><text:span text:style-name="T11">)</text:span><text:span text:style-name="T45">：除了像urlopen</text:span><text:span text:style-name="T60">()一样从URL中读取内容，还可以方便地将urlstr定位到的整个HTML文件下载到本地的硬盘上</text:span><text:span text:style-name="T61">，可以将下载后的数据存成一个本地文件或者一个临时文件</text:span><text:span text:style-name="T62">，如果该文件已经被复制到本地或者已经是一个本地文件，后续的下载</text:span><text:soft-page-break/><text:span text:style-name="T62">动作将不会发生，如果可能，downloadStatusHook这个函数将会在每块数据下载或传输完成后被调用</text:span><text:span text:style-name="T46">。</text:span></text:p>
      <text:p text:style-name="P16"><text:span text:style-name="T11">quote(urldata,safe</text:span><text:span text:style-name="T12">=</text:span><text:span text:style-name="T17">'/'</text:span><text:span text:style-name="T11">)</text:span><text:span text:style-name="T45">：获取URL数据</text:span><text:span text:style-name="T63">，并将其编码，从而适用URL字符串</text:span><text:span text:style-name="T64">，尤其是一些不能被打印的或者不被web服务器作为有效URL接收的特殊字符串必须被转换，</text:span><text:span text:style-name="T65">quote_plus()功能类似，不同的是还可以将空格编码成加</text:span><text:span text:style-name="T66">+</text:span><text:span text:style-name="T65">号</text:span><text:span text:style-name="T46">。</text:span></text:p>
      <text:p text:style-name="P1"><text:span text:style-name="T2">unquote</text:span><text:span text:style-name="T18">()、unquote_plus()</text:span><text:span text:style-name="T67">：与quote*</text:span><text:span text:style-name="T68">()功能相反。</text:span></text:p>
      <text:p text:style-name="P17"><text:span text:style-name="T2">urlencode</text:span><text:span text:style-name="T19">(dict)</text:span><text:span text:style-name="T69">：接收字典的键</text:span><text:span text:style-name="T70">-值对，并将其编译成CGI请求的URL字符串的一部分，不同的</text:span><text:span text:style-name="T69">键</text:span><text:span text:style-name="T70">-值对以符号&amp;划分。</text:span></text:p>
      <text:p text:style-name="P21">urllib<text:span text:style-name="T71">2模块——</text:span></text:p>
      <text:p text:style-name="P1"><text:span text:style-name="T71">urllib</text:span><text:span text:style-name="T72">2可以处理更复杂URL的打开问题，如登录认证等。</text:span></text:p>
      <text:p text:style-name="P21">网络爬虫——</text:p>
      <text:p text:style-name="P1">web编程的一个常见应用便是网络爬虫<text:span text:style-name="T73">，这些程序基于不同的目的而在因特网上搜索和下载页面</text:span><text:span text:style-name="T74">，例如</text:span><text:span text:style-name="T75">，为搜索引擎建索引</text:span><text:span text:style-name="T76">、脱机浏览</text:span><text:span text:style-name="T77">、下载并保存历史记录或框架</text:span><text:span text:style-name="T78">、web页面缓存等等。</text:span></text:p>
      <text:p text:style-name="P21">cgi——</text:p>
      <text:p text:style-name="P1">CGI<text:span text:style-name="T79">，即</text:span><text:span text:style-name="T81">Common Gateway Interface</text:span><text:span text:style-name="T80">，通用网关接口</text:span><text:span text:style-name="T82">，帮助web服务器处理客户端数据</text:span><text:span text:style-name="T83">，它代表了在一个web服务器和能够处理用户表单、生成并返回动态HTML页的应用程序间的交互</text:span><text:span text:style-name="T84">。不过由于CGI的局限性</text:span><text:span text:style-name="T85">，现在许多典型的web应用产品已经不再使用CGI了。</text:span></text:p>
      <text:p text:style-name="P1"><text:span text:style-name="T2">cgi</text:span>模块可以帮助我们建立CGI应用程序<text:span text:style-name="T86">，首先需要安装一个web服务器</text:span><text:span text:style-name="T87">，将其配置成可以处理python的CGI请求的模式</text:span><text:span text:style-name="T88">，然后让web服务器访问CGI脚本</text:span><text:span text:style-name="T89">。如果是一个简单的服务器</text:span><text:span text:style-name="T90">，可以使用python自带的web服务器</text:span><text:span text:style-name="T91">，命令如下：</text:span></text:p>
      <text:p text:style-name="P26"><text:span text:style-name="T92">$python -m CGIHTTPServer</text:span></text:p>
      <text:p text:style-name="P18"><text:span text:style-name="T93">如上命令将会在当前机器的当前目录下建立一个端口号为</text:span><text:span text:style-name="T20">8000</text:span><text:span text:style-name="T93">的web服务器</text:span><text:span text:style-name="T94">，然后可以在启动这个服务的目录下建立一个</text:span><text:span text:style-name="T21">Cgi-bin</text:span><text:span text:style-name="T94">，将python的CGI脚本放到</text:span><text:span text:style-name="T96">这个目录中或者是一些HTML文件直接放在启动这个服务的目录下</text:span><text:span text:style-name="T95">，接着就可以在地址栏中输入这些地址类访问web站点了</text:span><text:span text:style-name="T97">，如下：</text:span></text:p>
      <text:p text:style-name="P19"><text:a xlink:type="simple" xlink:href="http://localhost:8000/mypython.html"><text:span text:style-name="T98">http://localhost:8000/mypython.htm</text:span></text:a></text:p>
      <text:p text:style-name="P19"><text:a xlink:type="simple" xlink:href="http://localhost:8000/cgi-bin/pythons.py"><text:span text:style-name="T98">http://localhost:8000/cgi-bin/pythons.py</text:span></text:a></text:p>
      <text:p text:style-name="P20"><text:span text:style-name="T99">建立一个基于HTTP的web服务，一个基本的服务器和一个处理器是必备的</text:span><text:span text:style-name="T100">，服务器在客户端和服务器端完成必要的HTTP交互</text:span><text:span text:style-name="T101">，处理器用来处理客户端的请求</text:span><text:span text:style-name="T102">，并返回适当的文件</text:span><text:span text:style-name="T103">，如静态的文本或者由CGI生成的动态文件</text:span><text:span text:style-name="T104">，处理器的复杂性决定了web服务器的复杂程度。python标准库提供了三种不同的处</text:span><text:soft-page-break/><text:span text:style-name="T104">理器</text:span><text:span text:style-name="T105">，分别在对应的模块可以找到，如下：</text:span></text:p>
      <text:p text:style-name="P22"><text:span text:style-name="T105">BaseHTTPServer模块</text:span><text:span text:style-name="T106">：提供基本的web服务和处理器类</text:span><text:span text:style-name="T107">，分别是HTTPServer和BaseHTTPRequestHandler处理器</text:span><text:span text:style-name="T108">。</text:span></text:p>
      <text:p text:style-name="P23"><text:span text:style-name="T105">SimpleHTTPServer模块</text:span><text:span text:style-name="T106">：包含执行GET和HEAD请求的SimpleHTTPRequestHandler类</text:span><text:span text:style-name="T109">。</text:span></text:p>
      <text:p text:style-name="P23"><text:span text:style-name="T105">CGIHTTPServer模块</text:span><text:span text:style-name="T106">：包含处理POST请求和执行CGI的CGIHTTPRequestHandler类</text:span><text:span text:style-name="T110">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6-09T19:35:41</meta:creation-date>
    <meta:generator>LibreOffice/4.0.2.2$Linux_X86_64 LibreOffice_project/400m0$Build-2</meta:generator>
    <dc:date>2015-06-10T12:27:20</dc:date>
    <dc:creator>hanjunjie </dc:creator>
    <meta:editing-duration>PT16H51M2S</meta:editing-duration>
    <meta:editing-cycles>184</meta:editing-cycles>
    <meta:document-statistic meta:table-count="0" meta:image-count="0" meta:object-count="0" meta:page-count="3" meta:paragraph-count="40" meta:word-count="1349" meta:character-count="2342" meta:non-whitespace-character-count="2338"/>
  </office:meta>
</office:document-meta>
</file>